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D65121279EDCA6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077cm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.385cm" fo:min-width="2.802cm"/>
    </style:style>
    <style:style style:name="gr3" style:family="graphic" style:parent-style-name="standard">
      <style:graphic-properties draw:stroke="solid" draw:stroke-dash="Fine_20_Dashed" svg:stroke-color="#3465a4" draw:fill="bitmap" draw:fill-image-name="_32_0_20_Percent" draw:textarea-horizontal-align="justify" draw:textarea-vertical-align="middle" draw:auto-grow-height="false" fo:min-height="1.025cm" fo:min-width="2.7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66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25cm" fo:min-width="2.7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41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2cm" fo:min-width="2.8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07cm"/>
    </style:style>
    <style:style style:name="gr9" style:family="graphic" style:parent-style-name="standard">
      <style:graphic-properties draw:fill="solid" draw:fill-color="#00dcff" draw:textarea-horizontal-align="justify" draw:textarea-vertical-align="middle" draw:auto-grow-height="false" fo:min-height="0.385cm" fo:min-width="2.8cm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 fo:min-height="0.385cm" fo:min-width="2.802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.385cm" fo:min-width="2.794cm"/>
    </style:style>
    <style:style style:name="gr12" style:family="graphic" style:parent-style-name="standard">
      <style:graphic-properties draw:fill="solid" draw:fill-color="#00dcff" draw:textarea-horizontal-align="justify" draw:textarea-vertical-align="middle" draw:auto-grow-height="false" fo:min-height="0.131cm" fo:min-width="0.5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131cm" fo:min-width="0.516cm"/>
    </style:style>
    <style:style style:name="gr15" style:family="graphic" style:parent-style-name="standard">
      <style:graphic-properties draw:fill="none" draw:fill-color="#00dcff" draw:textarea-horizontal-align="justify" draw:textarea-vertical-align="middle" draw:auto-grow-height="false" fo:min-height="0.131cm" fo:min-width="0.516cm"/>
    </style:style>
    <style:style style:name="gr16" style:family="graphic" style:parent-style-name="standard">
      <style:graphic-properties draw:stroke="solid" draw:stroke-dash="Ultrafine_20_Dashed" svg:stroke-color="#3465a4" draw:fill="bitmap" draw:fill-color="#00dcff" draw:fill-image-name="_32_0_20_Percent" draw:textarea-horizontal-align="justify" draw:textarea-vertical-align="middle" draw:auto-grow-height="false" fo:min-height="0.131cm" fo:min-width="0.516cm"/>
    </style:style>
    <style:style style:name="gr17" style:family="graphic" style:parent-style-name="objectwithoutfill">
      <style:graphic-properties draw:stroke="dash" draw:stroke-dash="Fine_20_Dashed" svg:stroke-color="#000000" draw:marker-end="" draw:marker-end-width="0.3cm" draw:fill="none" draw:textarea-vertical-align="middle"/>
    </style:style>
    <style:style style:name="gr18" style:family="graphic" style:parent-style-name="standard">
      <style:graphic-properties draw:fill="solid" draw:fill-color="#e6e6e6" draw:textarea-vertical-align="middle" draw:auto-grow-height="false" fo:min-height="0cm" fo:min-width="0.5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bitmap" draw:fill-image-name="_32_0_20_Percent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00dc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00dcff"/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P10" style:family="paragraph">
      <loext:graphic-properties draw:fill="solid" draw:fill-color="#ffff00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00dc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bitmap" draw:fill-color="#00dcff" draw:fill-image-name="_32_0_20_Percent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solid" draw:fill-color="#e6e6e6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77cm" svg:height="1.204cm" svg:x="4.404cm" svg:y="16.043cm">
          <draw:text-box>
            <text:p text:style-name="P1"><text:span text:style-name="T1">TTY serial</text:span></text:p>
            <text:p text:style-name="P1"><text:span text:style-name="T1">driver(s)</text:span></text:p>
          </draw:text-box>
        </draw:frame>
        <draw:custom-shape draw:style-name="gr2" draw:text-style-name="P3" draw:layer="layout" svg:width="3.302cm" svg:height="0.635cm" svg:x="6.956cm" svg:y="7.212cm">
          <text:p text:style-name="P1"><text:span text:style-name="T1">entry(.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69cm" svg:height="1.275cm" svg:x="9.866cm" svg:y="16.0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67cm" svg:height="1.204cm" svg:x="9.908cm" svg:y="16.074cm">
          <draw:text-box>
            <text:p text:style-name="P1"><text:span text:style-name="T1">Clock </text:span><text:span text:style-name="T1">source</text:span></text:p>
            <text:p text:style-name="P1"><text:span text:style-name="T1">driver(s)</text:span></text:p>
          </draw:text-box>
        </draw:frame>
        <draw:custom-shape draw:style-name="gr5" draw:text-style-name="P5" draw:layer="layout" svg:width="3.269cm" svg:height="1.275cm" svg:x="9.876cm" svg:y="14.62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917cm" svg:height="1.204cm" svg:x="10.024cm" svg:y="14.659cm">
          <draw:text-box>
            <text:p text:style-name="P1"><text:span text:style-name="T1">Clock event</text:span></text:p>
            <text:p text:style-name="P1"><text:span text:style-name="T1">driver(s)</text:span></text:p>
          </draw:text-box>
        </draw:frame>
        <draw:custom-shape draw:style-name="gr7" draw:text-style-name="P5" draw:layer="layout" svg:width="3.302cm" svg:height="1.27cm" svg:x="4.043cm" svg:y="14.6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307cm" svg:height="1.204cm" svg:x="4.485cm" svg:y="14.697cm">
          <draw:text-box>
            <text:p text:style-name="P1"><text:span text:style-name="T1">IRQ chip</text:span></text:p>
            <text:p text:style-name="P1"><text:span text:style-name="T1">driver(s)</text:span></text:p>
          </draw:text-box>
        </draw:frame>
        <draw:custom-shape draw:style-name="gr2" draw:text-style-name="P3" draw:layer="layout" svg:width="3.302cm" svg:height="0.635cm" svg:x="3.979cm" svg:y="4.75cm">
          <text:p text:style-name="P1"><text:span text:style-name="T1">irqfla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0.635cm" svg:x="3.979cm" svg:y="5.512cm">
          <text:p text:style-name="P1"><text:span text:style-name="T1">atomic op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0.635cm" svg:x="3.979cm" svg:y="6.266cm">
          <text:p text:style-name="P1"><text:span text:style-name="T1">IPI hand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3cm" svg:height="0.635cm" svg:x="4.025cm" svg:y="13.358cm">
          <text:p text:style-name="P1"><text:span text:style-name="T1">printk sup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302cm" svg:height="1.27cm" svg:x="4.067cm" svg:y="16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4.025cm" svg:y="10.389cm">
          <text:p text:style-name="P1"><text:span text:style-name="T1">genirq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0.635cm" svg:x="9.856cm" svg:y="10.958cm">
          <text:p text:style-name="P1"><text:span text:style-name="T1">mm switc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02cm" svg:height="0.635cm" svg:x="9.856cm" svg:y="11.689cm">
          <text:p text:style-name="P1"><text:span text:style-name="T1">FPU mgmt 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9.856cm" svg:y="12.427cm">
          <text:p text:style-name="P1"><text:span text:style-name="T1">VF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4.025cm" svg:y="11.125cm">
          <text:p text:style-name="P1"><text:span text:style-name="T1">ftr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4.025cm" svg:y="11.865cm">
          <text:p text:style-name="P1"><text:span text:style-name="T1">irq_wor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4.025cm" svg:y="12.612cm">
          <text:p text:style-name="P1"><text:span text:style-name="T1">stop_machin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294cm" svg:height="0.635cm" svg:x="6.956cm" svg:y="7.95cm">
          <text:p text:style-name="P1"><text:span text:style-name="T1">fault hand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302cm" svg:height="0.635cm" svg:x="4.018cm" svg:y="8.889cm">
          <text:p text:style-name="P1"><text:span text:style-name="T1">spinlock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4.018cm" svg:y="9.635cm">
          <text:p text:style-name="P1"><text:span text:style-name="T1">lockdep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016cm" svg:height="0.381cm" svg:x="4.321cm" svg:y="18.244cm">
          <text:p text:style-name="P1"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65cm" svg:height="0.662cm" svg:x="5.372cm" svg:y="18.071cm">
          <draw:text-box>
            <text:p text:style-name="P8">arch-specific code</text:p>
          </draw:text-box>
        </draw:frame>
        <draw:custom-shape draw:style-name="gr14" draw:text-style-name="P10" draw:layer="layout" svg:width="1.016cm" svg:height="0.381cm" svg:x="4.321cm" svg:y="18.24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016cm" svg:height="0.381cm" svg:x="4.321cm" svg:y="18.767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.05cm" svg:height="0.662cm" svg:x="5.372cm" svg:y="18.594cm">
          <draw:text-box>
            <text:p text:style-name="P8">generic, no-arch code</text:p>
          </draw:text-box>
        </draw:frame>
        <draw:custom-shape draw:style-name="gr12" draw:text-style-name="P7" draw:layer="layout" svg:width="1.016cm" svg:height="0.381cm" svg:x="4.321cm" svg:y="18.7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016cm" svg:height="0.381cm" svg:x="4.321cm" svg:y="19.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016cm" svg:height="0.381cm" svg:x="4.321cm" svg:y="19.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302cm" svg:height="0.635cm" svg:x="9.856cm" svg:y="10.212cm">
          <text:p text:style-name="P1"><text:span text:style-name="T1">sched core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4.24cm" svg:height="0.662cm" svg:x="5.372cm" svg:y="19.109cm">
          <draw:text-box>
            <text:p text:style-name="P8">device-specific support</text:p>
          </draw:text-box>
        </draw:frame>
        <draw:custom-shape draw:style-name="gr15" draw:text-style-name="P11" draw:layer="layout" svg:width="1.016cm" svg:height="0.381cm" svg:x="4.321cm" svg:y="19.8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016cm" svg:height="0.381cm" svg:x="4.321cm" svg:y="19.82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996cm" svg:height="0.662cm" svg:x="5.372cm" svg:y="19.64cm">
          <draw:text-box>
            <text:p text:style-name="P8">arch-specific device support (ARM only)</text:p>
          </draw:text-box>
        </draw:frame>
        <draw:line draw:style-name="gr17" draw:text-style-name="P13" draw:layer="layout" svg:x1="8.62cm" svg:y1="2.27cm" svg:x2="8.62cm" svg:y2="17.618cm">
          <text:p/>
        </draw:line>
        <draw:frame draw:style-name="gr13" draw:text-style-name="P15" draw:layer="layout" svg:width="4.701cm" svg:height="0.878cm" svg:x="3.113cm" svg:y="2.651cm">
          <draw:text-box>
            <text:p text:style-name="P14">Interrupt pipeline</text:p>
          </draw:text-box>
        </draw:frame>
        <draw:frame draw:style-name="gr13" draw:text-style-name="P15" draw:layer="layout" svg:width="5.616cm" svg:height="0.878cm" svg:x="9.714cm" svg:y="2.651cm">
          <draw:text-box>
            <text:p text:style-name="P14">Alternate scheduling</text:p>
          </draw:text-box>
        </draw:frame>
        <draw:custom-shape draw:style-name="gr18" draw:text-style-name="P16" draw:layer="layout" svg:width="1.524cm" svg:height="0.381cm" svg:x="8.031cm" svg:y="2.90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_32_0_20_Percent" draw:display-name="20 Percent" xlink:href="Pictures/100000000000000800000008D65121279EDCA62F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4-22T19:40:38.157287288</meta:creation-date>
    <dc:date>2019-05-10T14:52:10.402950907</dc:date>
    <dc:creator>Philippe GERUM</dc:creator>
    <meta:editing-duration>P8DT15H9M24S</meta:editing-duration>
    <meta:editing-cycles>82</meta:editing-cycles>
    <meta:generator>LibreOffice/6.1.5.2$Linux_X86_64 LibreOffice_project/10$Build-2</meta:generator>
    <meta:document-statistic meta:object-count="40"/>
  </office:meta>
</office:document-meta>
</file>